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80808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21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4" style:family="graphic" style:parent-style-name="standard">
      <style:graphic-properties draw:stroke="solid" svg:stroke-width="0.1cm" svg:stroke-color="#000000" draw:marker-start-width="0.297cm" draw:marker-end-width="0.297cm" draw:stroke-linejoin="miter" draw:fill="none" fo:padding-top="0.174cm" fo:padding-bottom="0.174cm" fo:padding-left="0.299cm" fo:padding-right="0.299cm"/>
    </style:style>
    <style:style style:name="gr5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35cm" draw:stroke-linejoin="miter" draw:fill="solid" draw:fill-color="#aab2ab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>
      <style:graphic-properties draw:stroke="none" svg:stroke-width="0.031cm" draw:stroke-linejoin="miter" draw:fill="solid" draw:fill-color="#ffffff"/>
    </style:style>
    <style:style style:name="gr9" style:family="graphic" style:parent-style-name="standard">
      <style:graphic-properties draw:stroke="none" svg:stroke-width="0.031cm" draw:stroke-linejoin="miter" draw:fill="solid" draw:fill-color="#000000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22cm" draw:stroke-linejoin="miter" draw:fill="solid" draw:fill-color="#ffffff"/>
    </style:style>
    <style:style style:name="gr12" style:family="graphic" style:parent-style-name="standard">
      <style:graphic-properties draw:stroke="none" svg:stroke-width="0.022cm" draw:stroke-linejoin="miter" draw:fill="solid" draw:fill-color="#000000"/>
    </style:style>
    <style:style style:name="gr13" style:family="graphic" style:parent-style-name="standard">
      <style:graphic-properties draw:stroke="none" draw:fill="none" draw:textarea-horizontal-align="left" draw:auto-grow-width="true" fo:min-height="0.676cm" fo:min-width="0.001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width="true" fo:min-height="0.75cm" fo:min-width="4.5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fo:border="none"/>
    </style:style>
    <style:style style:name="gr17" style:family="graphic" style:parent-style-name="standard">
      <style:graphic-properties svg:stroke-width="0.1cm" svg:stroke-color="#808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center"/>
      <style:text-properties fo:font-family="Verdana" style:font-family-generic="swiss" style:font-pitch="variable" fo:font-weight="bold" style:font-weight-asian="bold" style:font-weight-complex="bold"/>
    </style:style>
    <style:style style:name="P4" style:family="paragraph">
      <style:text-properties fo:font-family="Verdana" style:font-family-generic="swiss" style:font-pitch="variable" fo:font-size="10pt" style:font-size-asian="10pt" style:font-size-complex="10pt"/>
    </style:style>
    <style:style style:name="P5" style:family="paragraph">
      <style:paragraph-properties fo:margin-top="0cm" fo:margin-bottom="0cm" fo:line-height="100%" fo:text-align="start">
        <style:tab-stops/>
      </style:paragraph-properties>
      <style:text-properties fo:font-size="8pt" style:font-size-asian="8pt" style:font-size-complex="8pt"/>
    </style:style>
    <style:style style:name="P6" style:family="paragraph">
      <style:paragraph-properties fo:margin-top="0cm" fo:margin-bottom="0cm" fo:line-height="100%" fo:text-align="start">
        <style:tab-stops/>
      </style:paragraph-properties>
      <style:text-properties fo:font-family="Verdana" style:font-family-generic="swiss" style:font-pitch="variable" fo:font-size="8pt" style:font-size-asian="8pt" style:font-size-complex="8pt"/>
    </style:style>
    <style:style style:name="P7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family="Verdana" style:font-family-generic="swiss" style:font-pitch="variable" fo:font-weight="bold" style:font-weight-asian="bold" style:font-weight-complex="bold"/>
    </style:style>
    <style:style style:name="T3" style:family="text">
      <style:text-properties fo:font-family="Verdana" style:font-family-generic="swiss" style:font-pitch="variable" fo:font-size="10pt" style:font-size-asian="10pt" style:font-size-complex="10pt"/>
    </style:style>
    <style:style style:name="T4" style:family="text">
      <style:text-properties fo:font-family="Verdana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text form:name="valor04" form:control-implementation="ooo:com.sun.star.form.component.TextField" form:id="control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05" form:control-implementation="ooo:com.sun.star.form.component.TextField" form:id="control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06" form:control-implementation="ooo:com.sun.star.form.component.TextField" form:id="control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07" form:control-implementation="ooo:com.sun.star.form.component.TextField" form:id="control4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08" form:control-implementation="ooo:com.sun.star.form.component.TextField" form:id="control5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09" form:control-implementation="ooo:com.sun.star.form.component.TextField" form:id="control6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10" form:control-implementation="ooo:com.sun.star.form.component.TextField" form:id="control7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11" form:control-implementation="ooo:com.sun.star.form.component.TextField" form:id="control8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12" form:control-implementation="ooo:com.sun.star.form.component.TextField" form:id="control9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14" form:control-implementation="ooo:com.sun.star.form.component.TextField" form:id="control10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15" form:control-implementation="ooo:com.sun.star.form.component.TextField" form:id="control1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13" form:control-implementation="ooo:com.sun.star.form.component.TextField" form:id="control1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16" form:control-implementation="ooo:com.sun.star.form.component.TextField" form:id="control1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17" form:control-implementation="ooo:com.sun.star.form.component.TextField" form:id="control14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18" form:control-implementation="ooo:com.sun.star.form.component.TextField" form:id="control15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19" form:control-implementation="ooo:com.sun.star.form.component.TextField" form:id="control16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21" form:control-implementation="ooo:com.sun.star.form.component.TextField" form:id="control17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20" form:control-implementation="ooo:com.sun.star.form.component.TextField" form:id="control18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22" form:control-implementation="ooo:com.sun.star.form.component.TextField" form:id="control19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00" form:control-implementation="ooo:com.sun.star.form.component.TextField" form:id="control20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01" form:control-implementation="ooo:com.sun.star.form.component.TextField" form:id="control2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02" form:control-implementation="ooo:com.sun.star.form.component.TextField" form:id="control2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valor03" form:control-implementation="ooo:com.sun.star.form.component.TextField" form:id="control2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</form:form>
        </office:forms>
        <draw:custom-shape draw:style-name="gr1" draw:text-style-name="P2" draw:layer="layout" svg:width="18cm" svg:height="1.5cm" svg:x="1.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cm" svg:height="1.462cm" svg:x="1.5cm" svg:y="1.538cm">
          <draw:text-box>
            <text:p text:style-name="P3"><text:span text:style-name="T2">CÁLCULO DE FONDOS TORISFÉRICOS</text:span></text:p>
          </draw:text-box>
        </draw:frame>
        <draw:frame draw:style-name="gr3" draw:text-style-name="P4" draw:layer="layout" svg:width="4cm" svg:height="1cm" svg:x="1.5cm" svg:y="3cm">
          <draw:text-box>
            <text:p text:style-name="P4"><text:span text:style-name="T3">Datos de partida:</text:span></text:p>
          </draw:text-box>
        </draw:frame>
        <draw:frame draw:style-name="gr3" draw:text-style-name="P4" draw:layer="layout" svg:width="4cm" svg:height="1cm" svg:x="2cm" svg:y="4cm">
          <draw:text-box>
            <text:p text:style-name="P4"><text:span text:style-name="T3">Tipo de fondo:</text:span></text:p>
          </draw:text-box>
        </draw:frame>
        <draw:frame draw:style-name="gr3" draw:text-style-name="P4" draw:layer="layout" svg:width="4cm" svg:height="1cm" svg:x="11cm" svg:y="4cm">
          <draw:text-box>
            <text:p text:style-name="P4"><text:span text:style-name="T3">Diámetro exterior:</text:span></text:p>
          </draw:text-box>
        </draw:frame>
        <draw:frame draw:style-name="gr3" draw:text-style-name="P4" draw:layer="layout" svg:width="4cm" svg:height="1cm" svg:x="2cm" svg:y="5cm">
          <draw:text-box>
            <text:p text:style-name="P4"><text:span text:style-name="T3">Material:</text:span></text:p>
          </draw:text-box>
        </draw:frame>
        <draw:frame draw:style-name="gr3" draw:text-style-name="P4" draw:layer="layout" svg:width="4cm" svg:height="1cm" svg:x="11cm" svg:y="5cm">
          <draw:text-box>
            <text:p text:style-name="P4"><text:span text:style-name="T3">Presión de diseño:</text:span></text:p>
          </draw:text-box>
        </draw:frame>
        <draw:frame draw:style-name="gr3" draw:text-style-name="P4" draw:layer="layout" svg:width="4cm" svg:height="1cm" svg:x="1.5cm" svg:y="6cm">
          <draw:text-box>
            <text:p text:style-name="P4"><text:span text:style-name="T3">Cálculo:</text:span></text:p>
          </draw:text-box>
        </draw:frame>
        <draw:custom-shape draw:style-name="gr1" draw:text-style-name="P2" draw:layer="layout" svg:width="18cm" svg:height="19.5cm" svg:x="1.5cm" svg:y="7cm">
          <text:p/>
          <draw:enhanced-geometry svg:viewBox="0 0 21600 21600" draw:type="rectangle" draw:enhanced-path="M 0 0 L 21600 0 21600 21600 0 21600 0 0 Z N"/>
        </draw:custom-shape>
        <draw:line draw:style-name="gr4" draw:layer="layout" svg:x1="1.5cm" svg:y1="27cm" svg:x2="19.5cm" svg:y2="27cm">
          <text:p/>
        </draw:line>
        <draw:frame draw:style-name="gr5" draw:layer="layout" svg:width="0.002cm" svg:height="0.937cm" svg:x="1.998cm" svg:y="26.062cm">
          <draw:text-box>
            <text:p/>
          </draw:text-box>
        </draw:frame>
        <draw:g>
          <draw:path draw:style-name="gr6" draw:layer="layout" svg:width="3.036cm" svg:height="1.035cm" svg:x="16.538cm" svg:y="27.442cm" svg:viewBox="0 0 3037 1036" svg:d="m73 0 2886 5c41 0 78-6 78 81l-5 950h-3032v-954c0-42 4-82 73-82z">
            <text:p/>
          </draw:path>
          <draw:path draw:style-name="gr7" draw:layer="layout" svg:width="3.055cm" svg:height="1.068cm" svg:x="16.524cm" svg:y="27.431cm" svg:viewBox="0 0 3056 1069" svg:d="m2998 0h-2941c-31 0-57 26-57 57v999c0 7 6 13 13 13h3029c8 0 14-6 14-13v-999c0-31-26-57-58-57zm-2941 26h2941c18 0 32 14 32 31 0 0 0 402 0 693h-2102c-78 139-226 234-396 234s-319-95-396-234h-110c0-291 0-693 0-693 0-17 14-31 31-31z">
            <text:p/>
          </draw:path>
          <draw:path draw:style-name="gr8" draw:layer="layout" svg:width="0.694cm" svg:height="0.693cm" svg:x="16.709cm" svg:y="27.581cm" svg:viewBox="0 0 695 694" svg:d="m695 347c0 192-156 347-348 347-191 1-347-155-347-346v-1c0-191 155-347 347-347 191 0 348 155 348 347z">
            <text:p/>
          </draw:path>
          <draw:path draw:style-name="gr9" draw:layer="layout" svg:width="0.795cm" svg:height="0.796cm" svg:x="16.658cm" svg:y="27.53cm" svg:viewBox="0 0 796 797" svg:d="m680 115c77 78 116 171 116 283 0 111-38 204-114 279-80 79-175 120-285 120-108 0-201-41-279-118-79-79-118-172-118-281s39-203 118-283c75-77 169-115 279-115 112 0 206 38 283 115zm-510 52c-66 66-99 143-99 231s33 164 97 229c64 65 142 96 230 96s166-32 233-97c62-61 93-136 93-228 0-91-32-168-95-231-63-64-140-96-231-96s-166 32-228 96zm171 192c-10-22-26-32-45-32-35 0-53 23-53 70 0 48 18 71 53 71 23 0 40-12 50-34l48 25c-23 41-58 62-104 62-36 0-65-10-86-33-21-21-32-52-32-90s11-68 33-90 50-34 83-34c49 0 84 20 105 58zm177 27c-11-22-25-32-45-32-35 0-53 23-53 70 0 48 18 71 53 71 24 0 40-12 50-34l49 25c-23 41-57 62-104 62-36 0-65-10-85-33-22-21-33-52-33-90s11-68 33-90 49-34 83-34c49 0 84 20 105 58z">
            <text:p/>
          </draw:path>
          <draw:path draw:style-name="gr10" draw:layer="layout" svg:width="0.547cm" svg:height="0.546cm" svg:x="17.569cm" svg:y="27.545cm" svg:viewBox="0 0 548 547" svg:d="m548 273c0 151-124 274-274 274s-274-123-274-274 123-273 274-273 274 123 274 273z">
            <text:p/>
          </draw:path>
          <draw:path draw:style-name="gr7" draw:layer="layout" svg:width="0.159cm" svg:height="0.282cm" svg:x="17.762cm" svg:y="27.72cm" svg:viewBox="0 0 160 283" svg:d="m160 19c0-10-10-19-20-19h-121c-10 0-19 9-19 19v121h34v143h91v-143h35z">
            <text:p/>
          </draw:path>
          <draw:path draw:style-name="gr7" draw:layer="layout" svg:width="0.082cm" svg:height="0.082cm" svg:x="17.801cm" svg:y="27.622cm" svg:viewBox="0 0 83 83" svg:d="m83 41c0 23-19 42-42 42s-41-19-41-42 19-41 41-41 42 19 42 41z">
            <text:p/>
          </draw:path>
          <draw:path draw:style-name="gr7" draw:layer="layout" svg:width="0.59cm" svg:height="0.59cm" svg:x="17.547cm" svg:y="27.517cm" svg:viewBox="0 0 591 591" svg:d="m295 0c-82 0-151 29-208 86-58 58-87 128-87 209s29 150 87 208c58 58 127 88 208 88s152-30 211-89c56-56 85-124 85-207s-29-152-86-209c-57-57-127-86-210-86zm1 53c66 0 123 23 170 71 48 47 71 104 71 171 0 68-23 124-69 169-49 48-106 72-172 72-66 0-123-24-171-72s-72-103-72-169 24-123 73-171c46-48 103-71 170-71z">
            <text:p/>
          </draw:path>
          <draw:path draw:style-name="gr10" draw:layer="layout" svg:width="0.141cm" svg:height="0.168cm" svg:x="17.677cm" svg:y="28.264cm" svg:viewBox="0 0 142 169" svg:d="m79 0c8 0 16 1 23 2s12 4 16 7c5 3 9 8 11 13 3 5 5 12 5 20 0 8-3 15-6 21-5 6-10 11-18 14 11 3 18 8 24 15 5 8 8 17 8 28 0 8-2 16-6 21-2 7-8 12-13 16-5 4-12 7-19 9-7 1-14 3-22 3h-82v-169zm75 68c7 0 12-2 16-5s6-7 6-15c0-4 0-7-2-10-1-2-3-4-5-6s-6-2-8-2-7-1-10-1h-35v39zm40 72c4 0 7-1 10-2s7-1 9-3c3-2 4-4 6-7 2-3 3-6 3-10 0-9-3-16-8-19-5-4-11-5-19-5h-41v46z">
            <text:p/>
          </draw:path>
          <draw:polygon draw:style-name="gr10" draw:layer="layout" svg:width="0.161cm" svg:height="0.168cm" svg:x="17.825cm" svg:y="28.264cm" svg:viewBox="0 0 162 169" draw:points="0,0 42,0 81,66 121,0 162,0 99,104 99,169 62,169 62,103">
            <text:p/>
          </draw:polygon>
          <draw:path draw:style-name="gr10" draw:layer="layout" svg:width="0.142cm" svg:height="0.176cm" svg:x="18.992cm" svg:y="28.26cm" svg:viewBox="0 0 143 177" svg:d="m39 131c2 4 5 7 8 10 4 2 8 4 12 5 5 1 10 2 14 2 4 0 7-1 11-1 3-1 7-2 11-3 2-2 5-4 7-7s4-6 4-10c0-5-1-9-4-12s-7-5-12-6c-5-2-10-4-16-5-6-2-12-4-18-5-6-2-13-4-18-6s-12-5-16-9c-5-3-9-8-12-13s-4-13-4-20c0-8 2-16 6-23 3-6 7-11 14-16 6-4 12-7 20-9 7-2 15-3 23-3 8 0 17 1 25 3 8 2 16 5 21 9 7 5 12 10 16 18 3 6 5 15 5 24h-36c0-5-1-9-3-12-2-4-4-6-7-8-3-2-6-3-11-4-3 0-8-1-12-1-3 0-6 0-9 1-3 0-5 2-8 3-2 2-5 4-6 6s-2 5-2 9 1 6 1 8c2 2 5 4 8 5 4 2 9 4 15 6 7 2 16 4 26 7 3 0 8 1 13 3 5 2 11 4 17 8 5 4 10 8 14 15 4 5 7 13 7 23 0 8-2 15-6 21-3 7-7 12-13 17-6 5-13 8-22 11-9 3-19 5-31 5-8 0-18-2-26-4s-17-6-23-11-13-11-16-18c-5-8-6-17-6-27h36c0 5 1 10 3 14z">
            <text:p/>
          </draw:path>
          <draw:path draw:style-name="gr10" draw:layer="layout" svg:width="0.164cm" svg:height="0.168cm" svg:x="19.138cm" svg:y="28.264cm" svg:viewBox="0 0 165 169" svg:d="m102 0 63 169h-39l-13-38h-62l-13 38h-38l64-169zm40 103-21-61h-1l-22 61z">
            <text:p/>
          </draw:path>
          <draw:polygon draw:style-name="gr10" draw:layer="layout" svg:width="0.142cm" svg:height="0.168cm" svg:x="18.334cm" svg:y="28.264cm" svg:viewBox="0 0 143 169" draw:points="37,0 108,113 108,113 108,0 143,0 143,169 105,169 35,56 35,56 35,169 0,169 0,0">
            <text:p/>
          </draw:polygon>
          <draw:path draw:style-name="gr10" draw:layer="layout" svg:width="0.157cm" svg:height="0.176cm" svg:x="18.502cm" svg:y="28.26cm" svg:viewBox="0 0 158 177" svg:d="m115 49c-2-4-5-6-7-9s-8-5-12-7-9-2-13-2c-9 0-15 1-21 5-6 3-11 7-14 13-4 5-7 12-8 19-2 6-3 13-3 21s1 14 3 21 4 13 8 18 8 9 14 13 12 5 21 5c12 0 20-4 27-11 6-7 10-16 11-28h37c-2 11-4 21-8 29-4 9-9 16-16 22s-13 11-22 14-19 5-29 5c-13 0-25-3-35-8-10-4-19-10-26-18-7-7-13-17-16-28s-6-22-6-34 2-24 6-35 9-20 16-28 16-14 26-20c10-4 22-6 35-6 9 0 18 1 26 4 9 2 16 7 22 12s13 11 17 19 6 16 8 26h-36c-1-5-2-8-5-12z">
            <text:p/>
          </draw:path>
          <draw:path draw:style-name="gr11" draw:layer="layout" svg:width="0.539cm" svg:height="0.538cm" svg:x="18.903cm" svg:y="27.542cm" svg:viewBox="0 0 540 539" svg:d="m540 270c0 148-121 269-270 269-149 0-270-121-270-269v0c0-150 121-270 269-270s271 120 271 269z">
            <text:p/>
          </draw:path>
          <draw:path draw:style-name="gr12" draw:layer="layout" svg:width="0.59cm" svg:height="0.59cm" svg:x="18.876cm" svg:y="27.517cm" svg:viewBox="0 0 591 591" svg:d="m295 0c-82 0-151 29-208 86-58 58-87 128-87 209s29 150 87 208c58 58 127 88 208 88s152-30 211-89c56-56 85-124 85-207 0-82-29-152-86-209-57-57-127-86-210-86zm1 53c66 0 123 23 170 71 48 47 71 104 71 171 0 68-23 124-69 169-49 48-106 72-172 72-66 0-123-24-171-72s-72-103-72-169 24-123 73-171c46-48 103-71 170-71z">
            <text:p/>
          </draw:path>
          <draw:path draw:style-name="gr12" draw:layer="layout" svg:width="0.304cm" svg:height="0.317cm" svg:x="19.016cm" svg:y="27.656cm" svg:viewBox="0 0 305 318" svg:d="m23 114c12-74 64-114 130-114 94 0 152 69 152 159 0 89-62 159-153 159-64 0-121-40-131-116h74c2 40 28 54 65 54 42 0 70-39 70-99 0-63-24-95-68-95-33 0-61 12-67 52h22l-59 58-58-58z">
            <text:p/>
          </draw:path>
          <draw:path draw:style-name="gr10" draw:layer="layout" svg:width="0.507cm" svg:height="0.507cm" svg:x="18.253cm" svg:y="27.559cm" svg:viewBox="0 0 508 508" svg:d="m508 254c0 140-114 254-254 254s-254-114-254-254v0c0-140 113-254 253-254s255 113 255 253z">
            <text:p/>
          </draw:path>
          <draw:path draw:style-name="gr7" draw:layer="layout" svg:width="0.59cm" svg:height="0.59cm" svg:x="18.211cm" svg:y="27.517cm" svg:viewBox="0 0 591 591" svg:d="m505 86c-57-57-127-86-210-86s-151 29-208 86c-58 58-87 128-87 209s29 150 87 208c58 58 127 88 208 88s152-30 211-89c56-56 85-124 85-207 0-82-29-152-86-209zm-37 378c-49 48-106 73-172 73-66 0-123-25-171-73s-72-103-72-169c0-27 5-54 13-79l78 35h-5v35h28c0 5-1 10-1 15v8h-27v36h32c4 26 15 47 28 64 28 36 72 56 120 56 32 0 61-9 77-19l-11-54c-11 5-34 13-57 13-25 0-48-8-64-26-7-8-13-20-16-34h108l152 67c-10 19-24 36-40 52zm-192-155h-1 1zm91-23h5v-35h-83l-34-15c3-7 6-12 10-17 15-19 37-26 61-26 21 0 41 6 54 11l14-56c-17-8-44-15-74-15-46 0-85 19-114 50-6 7-12 16-17 25l-97-44c10-14 21-27 34-40 46-48 103-71 170-71 66 0 123 23 170 71 48 47 71 104 71 171 0 22-2 43-7 63z">
            <text:p/>
          </draw:path>
          <draw:frame draw:style-name="gr13" draw:layer="layout" svg:width="0.002cm" svg:height="0.937cm" svg:x="16.5cm" svg:y="27cm">
            <draw:text-box>
              <text:p/>
            </draw:text-box>
          </draw:frame>
        </draw:g>
        <draw:frame draw:style-name="gr14" draw:text-style-name="P6" draw:layer="layout" svg:width="5cm" svg:height="1cm" svg:x="1.365cm" svg:y="27cm">
          <draw:text-box>
            <text:p text:style-name="P5"><text:span text:style-name="T4">CAPS 01.01.20100523</text:span></text:p>
            <text:p text:style-name="P5"><text:span text:style-name="T4">UNE EN 13445-3:2002</text:span></text:p>
          </draw:text-box>
        </draw:frame>
        <draw:path draw:style-name="gr7" draw:layer="layout" svg:width="8.999cm" svg:height="6.119cm" svg:x="5.8cm" svg:y="10.6cm" svg:viewBox="0 0 9000 6120" svg:d="m1115 6109c-26-4-51-10-55-13-4-2-49-11-99-19s-92-16-94-19c-2-3-22-8-43-11s-46-8-54-10c-12-3-13 2-13 36s-3 40-16 40c-16 0-16-5-16-868 0-478-2-1042-5-1253l-5-384h-188c-183 0-188 0-188-16s5-16 189-16h189v-145c0-143 12-304 24-311 3-2 9-27 15-56 5-28 16-63 23-79 8-14 17-37 20-49 3-13 11-28 17-35 20-20 13-32-22-38-18-3-37-8-42-12s-37-12-71-19c-35-7-68-15-74-19-7-3-38-11-69-16-32-6-57-14-57-17s-9-7-19-7c-10 0-20-2-23-5-6-6 10-50 19-50 4 0 7-7 6-14 0-10-31-29-108-66-59-29-121-58-137-63-17-5-30-13-30-16 0-4-5-7-12-7-15 0-15-6 0-20 10-10 16-10 51 6 22 10 40 21 40 24 0 3 4 6 9 6 10 0 127 56 133 63 2 3 19 11 37 18l33 13 15-25c8-14 17-31 19-37 3-8 5-8 5-3 1 6 5 11 9 11 8 0 91 63 123 94 9 8 19 16 23 16 5 0 76 55 115 89 27 24 45 30 62 21 9-5 16-13 16-18 0-19 54-93 132-182 45-52 161-162 171-162 2 0 13-9 26-20 43-40 47-44 54-44 4 0 20-10 34-23 16-13 32-24 38-24s10-3 10-8c0-4 11-12 25-18 15-6 31-16 36-22 10-12 5-46-7-46-4 0-7-5-7-11 0-15-25-95-32-99-3-3-10-20-16-40-5-19-14-42-19-51-6-9-14-32-20-53-6-21-13-37-16-37s-7-11-10-24-11-39-20-57c-8-19-19-49-24-67-5-18-12-34-15-34-4 0-10-13-13-29-3-17-10-37-16-46-6-10-16-38-24-64s-18-53-24-62c-6-8-11-21-11-29s-3-15-8-18c-9-5-55 18-65 34-3 5-12 9-18 9s-14 6-16 12c-3 7-9 12-13 12-4 0-19 8-32 18-33 23-102 65-119 71-7 3-13 9-13 13s-4 8-8 8c-5 0-19 8-32 17-27 18-33 14-44-25-2-10-8-22-13-24-8-6-80 11-94 23-5 4-24 12-41 17-17 6-39 15-47 20-9 6-29 13-44 15-15 4-36 12-46 18-16 10-20 10-25 1-10-15-5-26 15-29 9-1 17-5 17-8 0-3 17-11 37-16s45-15 54-20c8-5 31-14 51-20 19-6 37-14 39-16 2-3 19-9 37-15 36-12 40-17 24-34-6-5-13-18-15-27-5-18 9-26 50-26 12 0 23-3 25-7 3-4 43-12 89-17 47-5 91-13 97-16 7-4 38-10 70-14 32-5 60-10 61-12 4-4-21-77-34-97-15-24-17-76-2-80 9-1 15 9 23 36 6 21 17 49 25 65 8 15 15 33 15 41 0 21 12 19 91-14 13-6 39-14 57-20 18-6 33-12 33-15 0-4 11-8 24-11 13-2 39-11 57-20 18-8 49-19 67-24 18-5 34-12 34-15 0-4 11-9 24-12 13-2 38-11 56-20 19-8 49-19 67-23 18-6 35-12 37-16s26-12 52-20 47-17 47-21 14-8 30-11c16-3 37-10 46-16 10-6 37-16 61-24 25-6 44-16 44-19s14-9 31-12c15-3 38-10 48-16s30-15 43-20c20-6 22-10 18-31-3-13-12-40-22-60-11-24-14-39-8-44 11-11 32-1 32 15 0 8 5 22 12 31 6 8 13 28 16 44 5 28 6 28 27 17 11-6 25-11 30-11s13-5 15-12 8-12 13-12c4 0 22-10 40-22 18-12 60-39 92-60s74-49 92-60c18-13 37-23 41-23s9-4 9-8c0-4 3-7 8-7s8 6 8 15c0 9 2 16 6 16s10 8 12 19c5 18 7 19 35 11 16-5 31-10 33-14 3-3 20-10 40-16 19-5 42-14 51-20 9-5 31-13 51-19 20-6 38-14 41-19 6-10 30-1 30 12 0 11-36 30-87 47-15 5-31 12-36 16-5 4-25 12-45 17-19 7-46 16-60 22-24 10-25 13-21 40 2 15 7 34 10 41 3 10-1 12-23 12-16 0-31 3-33 7-2 4-57 13-122 21s-119 17-119 20c0 3-22 8-49 10-26 3-52 9-55 13-7 7 16 95 26 103 3 2 10 19 15 39s14 42 20 51c6 9 12 29 16 44s12 40 20 55 15 32 15 38c0 6 5 20 11 32s18 40 25 64 18 50 24 59c5 9 12 29 15 45 3 16 8 30 12 30s12 23 20 51c8 28 16 51 20 51s7 13 10 27c3 16 11 41 17 57 12 28 13 28 50 23 20-4 38-9 41-12s40-13 86-20c46-8 87-17 91-20s39-11 77-16c38-6 68-13 68-16s49-11 109-19c59-8 110-17 112-20s43-9 91-15 90-12 95-16c4-3 68-12 142-20 73-8 135-17 137-20 3-3 57-9 122-14s126-13 134-17c28-12 251-23 574-29 172-3 313-8 313-12s5-6 12-6c10 0 12-19 12-123 0-113 1-122 14-120 12 2 14 16 16 121 1 101 4 119 15 126 8 5 166 11 396 16 210 5 390 11 399 14 17 6 17 5 13-79-2-47-7-89-10-93-3-4-8-59-11-121l-5-113 40 5c38 5 39 4 39-15 0-11 3-20 7-20 3 0 9-29 12-65s7-66 9-68c2-1 9-1 15 2 13 5 18 57 5 61-4 2-8 28-10 58l-3 55 38 3c21 1 37 5 37 9 0 7-4 20-27 75-6 13-13 36-16 51-3 15-10 35-16 45-6 9-15 34-20 55s-12 40-15 42c-7 5-32 85-32 104 0 10 6 14 24 14 13 0 23 3 23 7s57 10 125 16 129 14 135 17c7 3 71 12 143 19s137 16 146 20 49 11 90 15c41 6 82 12 91 16 9 4 58 13 110 21s98 16 102 19c5 3 41 10 79 16 39 6 73 12 75 16 2 3 40 11 83 19 44 7 82 16 87 20 4 3 42 12 84 20 43 8 78 17 78 20 0 3 22 10 51 15s51 12 51 15c0 3 22 10 49 16s60 14 73 20c13 6 41 15 61 20 21 5 37 12 37 15 0 4 21 10 46 16 25 5 61 16 79 24 18 9 48 23 67 31 18 8 48 19 67 24 18 4 33 11 33 15 0 4 15 11 34 17 35 12 243 115 250 124 2 3 13 11 24 16 54 29 129 75 141 88 3 2 16 11 29 20 56 35 287 244 287 260 0 3 12 20 27 37s28 37 28 42 5 11 12 14c6 3 11 9 11 14s9 20 19 34c10 13 29 49 44 79 14 30 30 64 35 75s15 38 20 59 13 43 17 48 11 41 17 81 12 72 16 72 6 82 6 181v181h36c30 0 35 3 33 14-2 10-11 15-36 16l-33 3v255c0 166-3 256-8 256s-8 338-8 997c0 880-1 996-12 996-8 0-11-9-11-40v-40l-26 4c-14 2-43 7-65 10s-43 8-48 12c-4 3-45 12-91 18-45 8-89 16-98 20s-30 9-47 12c-17 3-39 7-49 9-17 5-18 3-18-35v-41h-3515-3515l-2 38-3 37zm7474-1046-1-947-132-2-133-2v512c0 507 0 512-15 512-14 0-16-5-16-47 0-45-1-47-20-47-11 0-26 3-33 7s-50 13-93 20c-43 7-86 16-94 20-17 7-151 32-173 32-10 0-12-9-12-40v-39h-3205-3203v39c0 21-4 40-8 40-20 0-164-26-178-32-8-4-51-13-95-19-43-8-85-17-94-20-8-4-25-9-37-10-21-4-21-3-24 44-2 38-5 49-16 51-13 2-14-26-14-510v-513h-142-141v946 947l29-5c17-3 48-7 71-10s41-8 41-11c0-3 42-12 93-20 51-8 95-16 96-19 3-3 21-8 42-11l37-5v39 40h3516 3515v-40-40l46 5c25 4 47 9 48 12s45 13 95 20 93 16 95 20c2 3 36 11 75 17 39 7 73 12 76 13 4 0 6-425 4-947zm-3844 847c0-3-8-10-17-14-15-6-19-15-21-47-4-66 4-89 35-104 25-12 29-12 54-1 21 11 27 19 30 44 6 52 1 57-47 57-40 0-43 2-40 18 2 15 8 18 45 22 24 2 43 6 42 9-1 4-2 10-2 14 0 4-18 8-40 8-21 0-39-2-39-6zm60-108c5-14-24-43-43-43-14 0-24 19-25 45 0 14 63 13 68-2zm-391 36c0-16 25-132 31-143 3-6 11-37 16-68s14-58 17-58 7-5 7-11c0-10 12-12 63-12 37 0 63 3 63 8 0 4 5 7 12 7s13 8 16 17c6 18-3 94-11 94-3 0-11 27-16 60-10 62-33 98-60 98-7 0-12 3-12 8s-26 7-63 7c-34 0-63-3-63-7zm139-36c9-6 20-25 22-41s9-34 12-38c11-13 26-112 20-129-4-15-11-17-55-17h-50l-5 34c-3 18-9 37-12 41-7 8-32 129-32 151 0 15 78 15 100-1zm-3501-782c2-4 46-14 97-22s95-17 97-20c1-3 34-10 71-16s68-13 71-15c1-3 18-8 37-11l34-5v40 39h3203 3203l3-37 3-38 31 3c17 2 35 6 39 9 4 3 37 10 71 16s67 12 71 15c4 4 47 12 95 20s90 17 94 21c4 4 10 7 14 7s6-206 6-457v-457h-1233-1232l-9 57c-6 32-12 63-16 70-4 7-12 43-17 79s-13 68-16 70c-3 2-12 44-20 92-12 72-18 90-29 94-8 2-16 3-17 2-4-4 19-143 27-161 4-8 11-40 16-71 5-30 12-62 16-71 3-8 10-38 15-67 5-27 11-60 13-72l5-22h-564-564l-2 116c-2 103-4 117-16 119-13 2-14-7-14-116v-119h-1805-1805v457c0 393 1 457 11 457 7 0 13-3 16-6zm3718-35c-14-15-12-161 2-167 6-2 13-1 16 1 7 7 5 166-2 171-4 2-11 0-16-5zm-356-76c0-16 25-133 32-147 4-9 11-37 15-63 15-81 17-83 88-83 36 0 62 3 62 8 0 4 5 8 12 8s13 7 16 16c6 19-3 94-11 94-3 0-11 28-16 60-10 62-33 98-60 98-6 0-12 3-12 8s-26 8-63 8c-34 0-63-3-63-7zm140-37c11-8 19-24 22-47 3-20 8-36 11-36 8 0 27-114 21-129-3-10-16-12-55-12h-51l-5 33c-3 19-9 38-12 42-7 7-32 128-32 150 0 16 78 15 101-1zm210-110c-6-16 1-23 16-17 7 2 10 10 8 17-7 16-18 16-24 0zm-3804-936 2-226h-119-118v223c0 123 3 226 6 229 3 3 55 5 116 3l111-2zm3675-85c2-78 4-84 18-84s15 5 15 86v87h567c444 0 568-2 574-10 4-5 12-38 17-73 6-34 13-66 16-70 4-5 10-37 16-71 5-34 12-66 15-71 4-5 11-37 16-71s12-69 14-77c3-13-14-14-284-14-283 0-289 0-289-16s6-16 295-16h294l10-68c6-38 13-71 15-73 4-3 12-45 20-95 9-49 18-94 21-98 3-5 10-37 16-71 5-35 12-66 15-71 3-5 12-45 20-91s16-86 19-91c3-3 11-35 16-70 6-35 12-67 16-71 3-4 12-47 20-94s17-91 20-95c3-5 10-38 16-75 6-37 12-69 16-71 3-2 7-16 8-31 3-26 1-28-29-36-19-6-30-14-29-21 2-5 30-64 63-130 77-153 86-170 94-179 9-12 27-53 24-57-1-1-45-8-96-15-53-7-100-15-107-19-7-4-64-11-126-16-63-6-118-13-122-16-11-8-334-35-341-28-6 6-4 91 6 249 4 63 7 126 7 140v27l-38-3-39-3-5 71c-6 72-15 99-34 99-8 0-10-8-7-26 3-14 7-52 10-86l5-59-36-6c-32-5-37-8-37-24 0-11 3-21 7-23s14-27 22-56 17-51 20-51 7-13 10-30c3-16 11-37 16-46 7-10 17-42 25-71s16-56 19-58c3-2 9-17 11-32l5-29-35-5c-20-2-142-7-273-10-130-3-239-9-241-12s-59-7-126-7h-122v194c0 187 0 192-15 192-15 0-16-6-18-191l-2-191-120-2c-79-1-121 1-121 6s-44 8-124 8c-160 0-451 15-462 23-5 4-83 13-174 21-91 8-167 16-170 20-2 2-57 9-122 15-65 5-119 12-120 16-2 4-11 8-20 8-29-1-190 26-195 31-2 3-28 10-59 15-30 5-62 13-71 17s-41 13-71 20-64 20-76 28-24 15-29 15c-4 0-9 5-12 12-2 6-10 11-16 11s-17 7-22 14-25 21-42 30c-17 8-33 17-35 19-9 9-40 24-51 24-7 0-12 3-12 8 0 4-20 13-44 20-23 7-44 15-47 19s-14 9-26 12-32 10-45 16-43 17-67 24-47 16-51 19-24 10-43 16c-20 6-38 13-40 17-2 2-20 10-39 17-20 6-47 17-60 23-55 29-111 53-131 58-12 2-22 8-22 11s-16 10-36 15c-19 5-35 12-35 15 0 4-15 11-33 17-32 10-50 18-125 56-15 7-43 18-61 22-18 5-33 13-33 17s-11 12-24 17c-15 5-23 12-21 18 3 6 9 26 14 45 6 18 13 35 15 38 6 5 32 85 32 99 0 6 2 11 6 11s12 16 17 35c5 20 13 36 17 36 4 0 7 5 7 11 0 15 26 95 32 99 3 3 10 20 15 39 5 19 14 42 19 51 6 9 15 33 21 52 6 20 13 37 15 40 3 1 12 26 20 52 8 28 17 50 20 50s8 13 11 29c3 17 10 37 16 46 5 9 17 37 25 63 16 53 34 88 34 65 0-9 7-14 16-14 14 0 16 5 16 47v47h256c251 0 256 1 256 16s-5 16-256 16h-256v59c0 54-2 59-16 59s-16-5-16-59v-59h-149c-145 0-150 0-150-16s5-16 142-16 141 0 141-15c0-9-2-16-6-16-4 0-12-17-17-37-6-21-15-45-20-54s-14-31-20-51c-6-19-13-37-15-39s-9-18-15-35c-5-18-15-43-21-56-6-13-15-39-19-57-5-18-12-33-15-33-4 0-9-11-12-24-2-13-11-39-20-57s-18-45-21-58c-3-12-12-35-20-50-8-15-15-33-15-40s-5-19-11-28c-6-9-17-37-25-63-7-26-18-54-24-62-5-9-12-29-15-46-3-16-8-29-11-29s-11-16-16-36c-6-19-13-37-17-40-8-4-79 42-116 75-14 14-29 24-32 24-5 0-45 41-143 147-8 9-16 19-16 21 0 3-11 21-24 41-27 40-26 59 4 59 12 0 20 3 20 7 0 3 26 11 58 16 31 6 60 13 65 16 4 4 42 13 84 21 43 8 78 17 78 20s7 7 18 7c26 0 29 6 16 37-15 37-15 41 10 51 12 6 24 12 26 14 2 2 24 15 49 28 25 12 46 27 46 33 0 13-16 22-23 12-2-4-22-13-42-21-21-8-37-17-37-20 0-8-55-25-63-20-5 3-8 12-8 20s-4 16-7 16c-4 0-11 8-16 17s-8 13-9 8c0-5-4-9-8-9-8 0-52-35-125-96-10-8-20-15-22-15s-26-18-53-40c-27-22-54-45-62-50-7-6-20-15-29-20-14-7-17-6-22 5-3 8-11 28-19 46-7 17-16 45-19 61-3 16-8 30-11 30-10 0-25 130-30 258l-4 127h60c55 0 60 2 60 16s-5 16-59 16h-59v229 228l1803-2 1803-2zm4-366v-87h-280c-274 0-280 0-280-16s6-16 426-16c420 0 426 1 426 16s-6 16-130 16h-130l-2 85c-2 73-4 85-16 87-13 2-14-6-14-85zm-3368-92c-3-3-6-10-6-16 0-8 20-11 87-11 82 0 87 2 87 16s-5 16-82 16c-45 0-83-2-86-5zm1256-10c0-15 4-17 91-17 82 0 91 2 88 15-2 11-14 13-91 15-85 3-88 2-88-13zm291-1c0-15 5-16 422-16s421 1 421 16-5 16-421 16-422 0-422-16zm969 0c0-14 6-16 87-16 82 0 87 2 87 16s-5 16-87 16c-81 0-87-1-87-16zm1254 0c0-14 5-16 91-16 85 0 90 2 90 16s-5 16-90 16c-86 0-91-1-91-16zm-402-532c0-415 0-421 15-421 16 0 16 6 16 421 0 417 0 422-16 422-15 0-15-5-15-422zm1261 362c0-7-24-19-110-55-20-8-38-17-40-19s-16-10-31-16c-15-6-32-15-38-21s-15-10-22-10c-5 0-12-3-14-7-6-9 11-103 18-103 3 0 10-9 15-20 7-17 14-20 44-20 30 0 38 5 67 32 17 19 32 39 32 48 0 13 7 15 57 15 59 0 91 9 65 18-7 3-23 6-35 6s-25 3-28 7c-2 4-17 8-32 8-20 0-27 3-27 14 0 7-2 22-5 31-4 15 0 20 25 31 17 7 42 20 57 30 22 15 25 19 14 28-6 5-12 7-12 3zm-108-138c4-32 2-47-9-65-30-51-90-45-99 10-3 16-7 34-9 42-3 10 3 15 26 22 16 4 37 13 45 20 29 22 41 15 46-29zm-1153-854c0-83 1-91 14-89 12 2 14 14 16 91 2 85 1 89-14 89s-16-5-16-91zm3640 1404 1-226h-213c-207 0-212 0-212-16s5-16 212-16h213v-122c0-76-3-121-8-121-4 0-8-13-8-27 0-40-22-151-35-176-7-12-12-25-12-28s-11-29-24-57-23-54-23-59-4-8-8-8-12-9-16-20c-10-27-20-25-35 8-8 14-19 31-25 36-5 5-11 14-11 20s-5 13-12 16c-6 2-11 8-11 13 0 4-13 24-28 45-15 20-27 41-27 47 0 4-4 8-8 8-4 0-13 13-20 27-8 16-18 31-25 37-5 5-10 14-10 20s-6 13-12 15c-5 3-12 12-15 21-4 15-7 13-36-17-18-18-36-32-40-31-4 2-50 43-102 91-51 49-96 89-99 89s-30 24-60 53c-30 30-72 69-94 88-21 19-39 41-39 49 0 9-6 15-14 15-25 0-34 17-34 69 0 44-1 49-15 49s-16-5-16-37v-37l-19 18c-17 16-44 16-44 1 0-10 34-43 52-52 9-4-135-9-371-11-360-4-386-5-389-17-2-13 20-15 384-15h387v-47c0-42 2-48 14-46 11 3 15 13 17 49l4 44 96-90c53-50 98-91 101-91s29-23 58-51 75-70 102-95c28-25 50-49 50-55 0-5-9-19-20-30l-19-20 23-16c12-9 24-16 27-16s17-9 31-20 30-20 34-20c5 0 14-4 20-9 18-18 83-62 90-62 4 0 27-14 50-32 24-18 51-35 61-39 24-9 23-18-10-53-15-17-27-34-28-38 0-4-10-15-22-25-12-9-46-39-76-65-30-27-66-53-79-60-13-7-26-16-28-20-9-14-181-101-200-101-6 0-12-3-12-6 0-4-14-12-32-17-17-6-31-13-31-16s-15-9-34-15-51-18-72-28c-22-10-60-27-85-39-25-11-50-21-57-21s-13-3-13-6-13-11-29-16c-16-6-45-17-65-27-20-9-50-22-67-30-17-7-44-19-59-26-15-7-45-18-67-25s-43-16-47-20c-5-3-25-10-46-15s-37-13-37-16c0-4-14-11-33-16-17-5-46-15-64-25-65-31-128-64-149-78-11-8-24-15-28-15-5 0-10-5-13-11-2-7-9-12-16-12-6 0-16-7-22-15-6-9-33-20-69-28-33-8-63-17-67-20-7-5-100-24-117-24-3 0-5 12-5 26 0 15-3 29-6 32s-10 83-14 177l-8 170h-20c-10 0-29-2-39-5-28-8-37 10-49 86-4 34-11 65-14 69-4 5-12 45-20 91-8 45-16 86-19 91-3 4-11 36-16 70-5 35-12 67-16 71s-12 47-20 95-17 90-20 94c-3 5-12 50-20 101-8 51-17 93-20 93-3 0-10 31-15 71-6 38-12 70-16 70-3 0-10 29-15 65-5 36-12 75-14 87l-4 21h115c110 0 116 1 116 16s-6 16-122 16h-121l-10 57c-5 32-12 59-15 61s-12 45-20 95-17 96-21 102c-7 15-22 98-22 124v18l1211-2 1212-2zm-1982-469c0-14 5-16 90-16 86 0 91 2 91 16s-5 16-91 16c-85 0-90-1-90-16zm1269 0c0-14 5-16 83-16 77 0 83 2 83 16s-6 16-83 16c-78 0-83-1-83-16zm-64-234c-6-12-15-24-21-28-5-4-10-10-10-15 0-9-48-80-56-84-14-6-5-23 24-52 35-34 66-36 70-6 3 15 0 17-16 13-13-3-23 1-35 14l-18 19 28 39c49 69 73 109 70 115-8 13-25 6-36-15zm1073 479v-229h-118-119v223c0 123 3 226 6 229 3 2 56 5 118 5h113zm-7606-573c0-95 14-264 22-270 4-2 10-27 16-55s13-53 17-55c5-4 16-39 29-91 3-15-10-24-100-70-57-29-107-50-110-48-4 2-11 19-17 39-6 20-13 35-16 35s-9 17-14 38c-6 20-13 42-18 47-9 12-29 121-30 166 0 18-4 34-8 34-5 0-8 57-8 157v157h118 119zm7605-205c-2-130-6-207-12-210-4-4-12-31-18-61-5-31-14-62-20-71-5-8-14-33-19-53s-14-38-16-38c-4 0-11-14-17-32-6-18-15-37-19-41-15-17-57-80-62-94-3-8-8-14-13-14s-8-5-8-12c0-14-231-248-244-248-4 0-15-6-22-12-34-30-117-90-126-90-6 0-10-4-10-8 0-4-4-8-9-8-4 0-20-8-33-17-13-11-39-26-56-35-102-52-211-107-253-125-26-12-54-25-62-29-8-5-33-13-54-20-22-6-47-17-56-22s-29-13-45-16c-14-3-29-8-31-11-5-7-84-32-100-32-5 0-11-3-11-7 0-3-28-13-63-20-34-8-64-17-66-20-3-4-25-12-49-17-25-5-51-12-58-16-6-3-40-12-74-18-35-7-66-16-71-20-5-4-35-11-68-16-32-5-62-13-67-16-4-3-24-8-44-12l-36-5-14 54c-8 29-18 56-22 58-8 6 34 39 49 39 4 0 8 3 8 7s14 14 30 23c85 45 179 89 227 105 17 6 32 13 35 16s20 9 38 14c20 6 43 14 52 20s33 15 54 21c20 5 37 13 37 16s10 7 22 10c19 4 58 21 136 59 15 8 39 17 53 20 14 3 25 9 25 12 0 4 16 11 34 16 18 5 46 15 61 23 15 8 40 20 55 28 16 7 44 19 63 25 19 7 39 17 46 23 6 6 17 11 23 11 13 0 114 47 121 56 2 2 17 10 34 16 17 6 32 15 34 20 3 6 8 11 12 11 7 0 75 45 97 64 7 5 23 19 36 30 32 26 100 95 125 126 11 13 27 30 34 38s14 16 14 20 8 18 18 32c10 14 30 49 44 79 15 31 31 64 36 75s13 34 16 51c4 18 9 35 12 40 14 19 25 121 29 262l5 151h118 118zm-7465-654c17-34 72-100 135-165 34-35 64-63 66-63s19-12 36-27 37-28 42-28c5 0 12-5 14-12 3-6 8-11 13-11 5 0 19-8 31-17 20-15 22-20 16-41-4-12-10-27-15-32-4-5-11-26-17-46-5-21-11-38-15-38-2 0-10-17-15-40-7-21-14-39-17-39s-18 9-34 20c-16 11-32 19-34 19-3 0-11 6-18 12-13 13-105 82-126 95-7 5-29 24-49 43-20 20-50 46-65 58-15 12-28 26-28 31 0 4-14 21-32 36-17 17-31 32-31 36 0 2-16 25-36 48s-35 47-35 51c0 4-5 12-11 18-6 6-13 18-16 27-5 14 7 22 99 69l105 52 14-18c7-10 17-27 23-38zm434-378c17-6 30-13 30-16 0-3 9-8 21-10 12-4 38-14 58-22 86-40 116-52 141-62 16-6 30-13 32-15 2-2 18-9 35-15 18-6 60-24 95-41 35-16 76-33 91-39 25-9 68-28 118-51 11-6 37-15 59-20s46-15 55-20c9-6 28-13 43-15 15-4 32-11 38-16 5-6 23-13 40-16 37-6 65-24 51-33-4-4-13-21-18-38-5-17-14-42-20-55-6-13-15-39-20-58-7-29-11-33-26-30-9 2-30 7-47 10-15 2-29 8-29 10 0 4-24 11-53 16-29 6-57 13-61 17-5 3-31 12-59 19-29 7-55 16-60 20-4 3-30 12-59 20-28 7-54 16-59 18-4 4-24 11-43 17-20 6-42 15-52 20-8 5-32 14-52 20-21 6-38 13-38 15 0 3-15 11-33 16-19 7-36 13-38 16-2 3-21 12-41 19-21 8-38 17-38 20 0 3-14 10-31 16-17 6-32 13-32 15s-18 12-39 20c-22 7-39 17-39 21s-5 7-11 7c-5 0-16 5-22 10-13 10-13 13 1 57 9 26 21 58 28 72s14 36 16 49c3 13 8 25 11 25s9 7 12 16c3 10 8 14 11 9s18-12 34-18zm-105-286c19-8 45-21 57-29 11-9 25-15 29-15 6 0 10-4 10-8 0-4 9-10 21-13 12-2 45-15 73-29 86-40 151-68 197-84 15-6 38-14 51-20s40-15 59-21 38-12 40-15c2-3 23-10 47-15s45-13 47-16c5-6 65-23 84-24 8 0 23-4 35-10 11-5 41-15 67-21 25-6 50-14 54-17 4-4 16-7 26-7 18 0 25-18 11-27-4-2-11-21-16-41s-16-53-25-71c-8-19-17-45-20-58-2-13-8-24-12-24-3 0-10-14-14-33-5-18-14-44-20-57-6-13-15-39-21-57-5-19-12-33-16-33-3 0-7-6-7-11 0-14-25-95-31-100-3-2-10-20-15-39-7-19-14-39-17-43-3-5-12-30-20-56s-18-54-24-62c-6-9-11-21-11-28 0-28-11-32-52-19-21 7-42 16-47 18-4 4-24 11-44 17-21 6-38 13-38 16s-23 11-52 19c-27 9-51 17-51 20s-18 10-39 16c-22 5-42 13-44 16-2 3-24 12-49 19-25 8-47 17-49 19-2 3-20 10-39 16s-43 15-51 20-33 15-54 20-37 13-37 16-12 8-26 10-38 12-53 20c-15 7-44 18-63 25s-38 13-39 16c-2 2-26 10-54 19-27 8-49 17-49 20 0 3-11 8-24 10-21 5-24 8-20 23 3 10 9 32 15 49 4 17 10 34 13 36 4 2 12 23 20 47 7 24 17 47 19 51 4 5 11 25 17 46 6 20 13 37 16 37 4 0 8 11 11 26s12 39 20 57c8 17 19 46 23 65 5 18 12 33 15 33s12 25 21 56c8 30 18 55 21 55 3 0 8 11 11 25s9 33 14 42c6 8 17 36 25 63 15 51 27 72 34 60 3-3 21-13 40-20zm1094-133c25-14 47-28 48-31 2-4 7-6 13-6s16-7 24-16c7-8 26-21 41-28 25-12 27-15 23-37-2-12-10-34-15-48-7-14-14-31-16-39-4-13-11-14-43-9-20 3-41 8-45 11-4 3-34 11-65 16-32 6-57 14-57 17s-7 7-16 7c-9 0-16 3-16 7s3 8 6 8 13 25 22 56c8 30 17 55 21 55 3 0 8 11 10 25 7 27 11 38 16 38 3 0 25-12 49-26zm298-152c39-8 74-17 80-20 4-4 36-11 70-16 35-5 66-12 71-15 4-3 54-12 110-20s109-16 118-20c9-3 87-12 174-19 86-7 164-16 173-20 9-4 71-11 138-16 67-6 124-13 126-16 4-5 525-23 676-23h73v-51c0-46-2-52-14-49-8 3-163 7-345 10-182 3-334 8-339 11-4 3-71 11-147 16-78 6-141 13-141 16s-30 7-68 10c-113 9-226 22-243 29-9 4-56 11-106 16s-96 13-102 17c-7 3-59 12-115 19-56 7-106 16-110 19-5 4-41 11-81 16-40 6-73 13-73 17 0 3-10 7-23 7h-23l12 45c13 48 26 71 33 58 3-4 37-14 76-21zm3763-53c14-15 9-29-11-29-10 0-21-4-23-7s-36-11-74-16c-38-6-72-13-77-17-4-3-57-12-118-20s-112-17-114-20-49-9-105-15c-55-6-100-13-100-16s-68-12-152-19c-83-8-155-17-160-20-4-3-38-8-75-11l-68-5-5 29c-3 17-5 39-5 51v21l89 5c48 3 92 9 96 12s82 13 174 21c90 8 167 16 169 19 2 2 54 11 114 19 61 8 112 16 114 19 3 3 35 11 71 16 37 5 71 13 75 17 5 3 38 12 75 19s70 15 75 20c5 6 10-2 17-28 5-20 13-41 18-45zm-1119-132c0-17 4-32 8-32 13 0 9-28-4-34-7-2-30-5-52-5-21 0-45-3-52-7-8-5-166-11-359-14l-345-6v49 49h66c168 0 687 18 690 25 1 4 13 7 25 7 22 0 23-2 23-32zm3342 1805c0-15 5-17 72-17 64 0 71 2 69 15-3 11-13 13-72 15-65 3-69 2-69-13zm-8854-1116c-14-14-1-19 55-19 44 0 59 2 56 10-3 10-101 18-111 9zm270-24c-11-13-11-74 0-82 4-2 9-19 12-36 11-64 81-100 125-66 24 18 28 46 11 81-9 20-12 21-67 21h-57l2 30 2 29 50 2c49 3 56 7 39 24-14 15-104 12-117-3zm127-133c0-11-6-23-14-26-21-12-56-2-62 17-3 9-9 19-14 23-5 3 13 5 41 5 47 0 49 0 49-19zm-394 64c0-6 23-22 51-37 28-14 48-29 46-32-4-3-26-16-49-28-47-25-60-42-32-42 20 0 102 44 115 62 11 15-10 37-57 60-17 9-32 18-34 22-4 11-40 6-40-5zm5882-1313c-31-12-20-23 19-21 29 1 38-1 40-12 2-8-6-15-23-21-70-25-73-87-4-87 25 0 45 7 45 16 0 4-14 5-32 2-24-4-32-2-36 8-5 14 21 42 49 49 23 6 31 40 14 60-15 15-43 18-72 6zm-474-37c3-11 13-14 56-16 49-2 53-1 53 14s-5 16-55 16c-49 0-56-2-54-14zm260-66c-18-19-21-31-10-31 4 0 9-20 12-45 6-51 31-95 58-101 10-3 18-8 18-12 0-14 39-7 58 12 24 21 28 62 8 89-10 16-19 18-67 18h-55l2 29 2 30 50 3c68 2 62 20-8 23-45 2-54 0-68-15zm125-121c0-10-2-24-5-31-10-28-67-4-76 33-4 16-2 18 38 18 40 0 43-2 43-20zm-394 58c0-4 7-11 16-13 9-2 15-6 15-9 0-3 13-10 30-16 53-19 52-26-7-54-30-15-54-31-54-38 0-16 26-13 64 7 59 31 78 47 78 61 0 8-10 20-22 26s-36 19-53 28c-33 18-67 22-67 8zm-2798-85c0-11 6-18 22-21 12-3 30-11 42-17 18-11 24-11 34-2s9 12-17 28c-17 9-42 19-56 23-22 4-25 3-25-11zm-32-103c0-9 9-22 20-28 11-8 20-18 20-23 0-5 7-17 17-25 16-15 16-15-43-19-65-5-76-9-62-26 18-21 151 5 151 31 0 4-7 15-16 23-9 8-16 19-16 24 0 5-5 12-12 14-6 3-15 14-19 25-9 24-40 28-40 4zm422-142c-61-63-78-73-105-61-14 7-20 6-25-2-9-14 9-30 39-37 21-4 30 1 75 40 27 24 51 44 53 44s2-83 0-184l-3-183 19-13c11-7 40-18 64-25 24-8 45-16 45-20s10-8 24-11c13-2 42-14 64-24 23-11 51-22 63-25s22-8 22-11 11-8 23-11c13-2 37-10 53-17 50-23 85-35 99-35 26 0 14 19-20 34-18 8-45 21-60 28s-45 19-66 25c-20 6-37 13-37 16 0 4-11 9-26 12s-37 11-51 19c-14 8-42 19-62 24s-34 13-34 16c0 4-12 8-26 11-14 3-35 11-47 19l-22 12v132c0 79 3 134 8 136 12 8 10 146-2 146-6 0-35-25-65-55zm159-14c-2-7-7-40-10-73s-8-63-12-68c-4-4-8-38-9-74-2-63-1-66 18-75 41-21 74-35 83-35 18 0 58 28 62 44 9 34 4 81-11 100-9 11-16 26-16 32s7 17 16 21 16 12 16 17 7 19 17 32c13 19 14 25 5 30-13 9-38-13-59-51-16-31-42-37-72-16-18 13-24 39-10 47 13 8 10 83-3 83-7 0-13-6-15-14zm54-159c25-10 51-39 52-58 3-55-16-79-54-71-15 2-26 8-26 12 0 3-5 7-11 7-19 0-22 13-16 71 5 60 4 58 55 39zm154 76c0-16 21-32 27-21 8 13-1 31-15 31-7 0-12-5-12-10zm78-40c-5-7-11-29-14-48-2-20-7-38-10-40-10-6-9-58 1-58 4 0 8-7 8-16 0-17 42-55 61-55 38 0 48 9 58 52 11 49 11 49-43 66-19 6-37 15-43 21-15 14-12 40 6 46 17 5 72-10 80-22 7-10 22-1 22 14 0 6-7 13-15 15s-16 8-16 12-11 8-23 11c-13 2-31 6-42 9-12 3-23 1-30-7zm53-129c14-7 26-16 26-20 0-15-17-37-29-37-21 0-50 32-50 57 0 23 6 23 53 0z">
          <text:p/>
        </draw:path>
        <draw:frame draw:style-name="gr15" draw:layer="layout" svg:width="0.852cm" svg:height="0.469cm" svg:x="2cm" svg:y="7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trol draw:style-name="gr16" draw:text-style-name="P7" draw:layer="layout" svg:width="2.5cm" svg:height="1cm" svg:x="3.5cm" svg:y="7.3cm" draw:control="control1"/>
        <draw:control draw:style-name="gr16" draw:text-style-name="P7" draw:layer="layout" svg:width="2.5cm" svg:height="1cm" svg:x="3.5cm" svg:y="8.3cm" draw:control="control2"/>
        <draw:control draw:style-name="gr16" draw:text-style-name="P7" draw:layer="layout" svg:width="2.5cm" svg:height="1cm" svg:x="3.5cm" svg:y="9.3cm" draw:control="control3"/>
        <draw:control draw:style-name="gr16" draw:text-style-name="P7" draw:layer="layout" svg:width="2.5cm" svg:height="1cm" svg:x="8.5cm" svg:y="7.3cm" draw:control="control4"/>
        <draw:control draw:style-name="gr16" draw:text-style-name="P7" draw:layer="layout" svg:width="2.5cm" svg:height="1cm" svg:x="8.5cm" svg:y="8.3cm" draw:control="control5"/>
        <draw:control draw:style-name="gr16" draw:text-style-name="P7" draw:layer="layout" svg:width="2.5cm" svg:height="1cm" svg:x="8.5cm" svg:y="9.3cm" draw:control="control6"/>
        <draw:frame draw:style-name="gr15" draw:layer="layout" svg:width="0.852cm" svg:height="0.469cm" svg:x="2cm" svg:y="8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layer="layout" svg:width="0.747cm" svg:height="0.469cm" svg:x="2cm" svg:y="9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" draw:layer="layout" svg:width="1.548cm" svg:height="0.529cm" svg:x="6.5cm" svg:y="7.53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layer="layout" svg:width="1.409cm" svg:height="0.529cm" svg:x="6.5cm" svg:y="8.53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layer="layout" svg:width="0.763cm" svg:height="0.469cm" svg:x="6.5cm" svg:y="9.53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5" draw:layer="layout" svg:width="5.299cm" svg:height="1.062cm" svg:x="11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trol draw:style-name="gr16" draw:text-style-name="P7" draw:layer="layout" svg:width="2.5cm" svg:height="1cm" svg:x="16.5cm" svg:y="8cm" draw:control="control7"/>
        <draw:line draw:style-name="gr17" draw:text-style-name="P2" draw:layer="layout" svg:x1="2cm" svg:y1="10.5cm" svg:x2="19cm" svg:y2="10.5cm">
          <text:p/>
        </draw:line>
        <draw:line draw:style-name="gr17" draw:text-style-name="P2" draw:layer="layout" svg:x1="2cm" svg:y1="17cm" svg:x2="19cm" svg:y2="17cm">
          <text:p/>
        </draw:line>
        <draw:frame draw:style-name="gr15" draw:layer="layout" svg:width="3.683cm" svg:height="1.002cm" svg:x="2cm" svg:y="17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" draw:layer="layout" svg:width="0.794cm" svg:height="0.469cm" svg:x="2cm" svg:y="19.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5" draw:layer="layout" svg:width="2.466cm" svg:height="1.062cm" svg:x="2cm" svg:y="20.23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5" draw:layer="layout" svg:width="5.099cm" svg:height="1.062cm" svg:x="9cm" svg:y="17.5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5" draw:layer="layout" svg:width="7.912cm" svg:height="1.18cm" svg:x="8cm" svg:y="20.1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7" draw:text-style-name="P2" draw:layer="layout" svg:x1="2cm" svg:y1="21.5cm" svg:x2="19cm" svg:y2="21.5cm">
          <text:p/>
        </draw:line>
        <draw:frame draw:style-name="gr15" draw:layer="layout" svg:width="0.746cm" svg:height="0.469cm" svg:x="2.254cm" svg:y="22.03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5" draw:layer="layout" svg:width="0.976cm" svg:height="0.529cm" svg:x="6cm" svg:y="21.97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5" draw:layer="layout" svg:width="6.107cm" svg:height="1.154cm" svg:x="9.993cm" svg:y="21.64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7" draw:text-style-name="P2" draw:layer="layout" svg:x1="2cm" svg:y1="23cm" svg:x2="19cm" svg:y2="23cm">
          <text:p/>
        </draw:line>
        <draw:frame draw:style-name="gr15" draw:layer="layout" svg:width="2.927cm" svg:height="1.002cm" svg:x="2cm" svg:y="23.49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5" draw:layer="layout" svg:width="4.762cm" svg:height="1.062cm" svg:x="11cm" svg:y="23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5" draw:layer="layout" svg:width="7.614cm" svg:height="1.12cm" svg:x="2cm" svg:y="24.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5" draw:layer="layout" svg:width="1.293cm" svg:height="0.529cm" svg:x="13cm" svg:y="25.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ontrol draw:style-name="gr16" draw:text-style-name="P7" draw:layer="layout" svg:width="2.5cm" svg:height="1cm" svg:x="6cm" svg:y="17.5cm" draw:control="control8"/>
        <draw:control draw:style-name="gr16" draw:text-style-name="P7" draw:layer="layout" svg:width="2.5cm" svg:height="1cm" svg:x="3.5cm" svg:y="19cm" draw:control="control9"/>
        <draw:control draw:style-name="gr16" draw:text-style-name="P7" draw:layer="layout" svg:width="2.5cm" svg:height="1cm" svg:x="4.5cm" svg:y="20.3cm" draw:control="control10"/>
        <draw:control draw:style-name="gr16" draw:text-style-name="P7" draw:layer="layout" svg:width="2.5cm" svg:height="1cm" svg:x="14.5cm" svg:y="17.5cm" draw:control="control11"/>
        <draw:control draw:style-name="gr16" draw:text-style-name="P7" draw:layer="layout" svg:width="2.5cm" svg:height="1cm" svg:x="16cm" svg:y="20.2cm" draw:control="control12"/>
        <draw:control draw:style-name="gr16" draw:text-style-name="P7" draw:layer="layout" svg:width="2.5cm" svg:height="1cm" svg:x="3cm" svg:y="21.8cm" draw:control="control13"/>
        <draw:control draw:style-name="gr16" draw:text-style-name="P7" draw:layer="layout" svg:width="2.5cm" svg:height="1cm" svg:x="7cm" svg:y="21.8cm" draw:control="control14"/>
        <draw:control draw:style-name="gr16" draw:text-style-name="P7" draw:layer="layout" svg:width="2.5cm" svg:height="1cm" svg:x="16cm" svg:y="21.8cm" draw:control="control15"/>
        <draw:control draw:style-name="gr16" draw:text-style-name="P7" draw:layer="layout" svg:width="2.5cm" svg:height="1cm" svg:x="5cm" svg:y="23.5cm" draw:control="control16"/>
        <draw:control draw:style-name="gr16" draw:text-style-name="P7" draw:layer="layout" svg:width="2.5cm" svg:height="1cm" svg:x="9.5cm" svg:y="25cm" draw:control="control17"/>
        <draw:control draw:style-name="gr16" draw:text-style-name="P7" draw:layer="layout" svg:width="2.5cm" svg:height="1cm" svg:x="16cm" svg:y="23.5cm" draw:control="control18"/>
        <draw:control draw:style-name="gr16" draw:text-style-name="P7" draw:layer="layout" svg:width="2.5cm" svg:height="1cm" svg:x="15cm" svg:y="25cm" draw:control="control19"/>
        <draw:control draw:style-name="gr16" draw:text-style-name="P7" draw:layer="layout" svg:width="2.5cm" svg:height="1cm" svg:x="5.5cm" svg:y="4cm" draw:control="control20"/>
        <draw:control draw:style-name="gr16" draw:text-style-name="P7" draw:layer="layout" svg:width="2.5cm" svg:height="1cm" svg:x="5.5cm" svg:y="5cm" draw:control="control21"/>
        <draw:control draw:style-name="gr16" draw:text-style-name="P7" draw:layer="layout" svg:width="2.5cm" svg:height="1cm" svg:x="15cm" svg:y="4cm" draw:control="control22"/>
        <draw:control draw:style-name="gr16" draw:text-style-name="P7" draw:layer="layout" svg:width="2.5cm" svg:height="1cm" svg:x="15cm" svg:y="5cm" draw:control="control23"/>
        <draw:custom-shape draw:style-name="gr1" draw:text-style-name="P2" draw:layer="layout" svg:width="18cm" svg:height="2cm" svg:x="1.5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orenzo Cerezo</meta:initial-creator>
    <meta:creation-date>2010-05-23T08:14:02</meta:creation-date>
    <dc:date>2010-05-23T09:22:53</dc:date>
    <dc:creator>Lorenzo Cerezo</dc:creator>
    <meta:editing-duration>PT01H08M53S</meta:editing-duration>
    <meta:editing-cycles>8</meta:editing-cycles>
    <meta:generator>OpenOffice.org/3.2$Linux OpenOffice.org_project/320m12$Build-9483</meta:generator>
    <meta:document-statistic meta:object-count="81"/>
  </office:meta>
</office:document-meta>
</file>

<file path=Object 1/content.xml><?xml version="1.0" encoding="utf-8"?>
<math xmlns="http://www.w3.org/1998/Math/MathML">
  <semantics>
    <mrow>
      <mi>P</mi>
      <mi mathvariant="normal">=</mi>
      <mtext/>
    </mrow>
    <annotation encoding="StarMath 5.0">P=% </annotation>
  </semantics>
</math>
</file>

<file path=Object 10/content.xml><?xml version="1.0" encoding="utf-8"?>
<math xmlns="http://www.w3.org/1998/Math/MathML">
  <semantics>
    <mrow>
      <mrow>
        <msub>
          <mi>f</mi>
          <mi>b</mi>
        </msub>
        <mi mathvariant="normal">=</mi>
        <mfrac>
          <msub>
            <mi>R</mi>
            <mrow>
              <mi mathvariant="italic">p0</mi>
              <mrow>
                <mn>,2</mn>
                <mi mathvariant="normal">/</mi>
                <mi>t</mi>
              </mrow>
            </mrow>
          </msub>
          <mn>1,5</mn>
        </mfrac>
      </mrow>
      <mi mathvariant="normal">=</mi>
      <mtext/>
    </mrow>
    <annotation encoding="StarMath 5.0">f_b=R_{p0,2/t} over 1,5=% </annotation>
  </semantics>
</math>
</file>

<file path=Object 11/content.xml><?xml version="1.0" encoding="utf-8"?>
<math xmlns="http://www.w3.org/1998/Math/MathML">
  <semantics>
    <mrow>
      <mrow>
        <msub>
          <mi>e</mi>
          <mi>y</mi>
        </msub>
        <mi mathvariant="normal">=</mi>
        <mfrac>
          <mrow>
            <mrow>
              <mo stretchy="false">β</mo>
              <mi mathvariant="normal">⋅</mi>
              <mi>P</mi>
            </mrow>
            <mi mathvariant="normal">⋅</mi>
            <mrow>
              <mo stretchy="false">(</mo>
              <mrow>
                <mrow>
                  <mn>0,75</mn>
                  <mi mathvariant="normal">⋅</mi>
                  <mi>R</mi>
                </mrow>
                <mo stretchy="false">+</mo>
                <mrow>
                  <mn>0,2</mn>
                  <mi mathvariant="normal">⋅</mi>
                  <msub>
                    <mi>D</mi>
                    <mi>i</mi>
                  </msub>
                </mrow>
              </mrow>
              <mo stretchy="false">)</mo>
            </mrow>
          </mrow>
          <mi>f</mi>
        </mfrac>
      </mrow>
      <mi mathvariant="normal">=</mi>
      <mtext/>
    </mrow>
    <annotation encoding="StarMath 5.0">e_y={%beta cdot P cdot(0,75 cdot R +0,2 cdot D_i)} over f=% </annotation>
  </semantics>
</math>
</file>

<file path=Object 12/content.xml><?xml version="1.0" encoding="utf-8"?>
<math xmlns="http://www.w3.org/1998/Math/MathML">
  <semantics>
    <mrow>
      <mrow>
        <msub>
          <mi>e</mi>
          <mi>b</mi>
        </msub>
        <mi mathvariant="normal">=</mi>
        <mrow>
          <mrow>
            <mo stretchy="false">(</mo>
            <mrow>
              <mrow>
                <mn>0,75</mn>
                <mi mathvariant="normal">⋅</mi>
                <mi>R</mi>
              </mrow>
              <mo stretchy="false">+</mo>
              <mrow>
                <mn>0,2</mn>
                <mi mathvariant="normal">⋅</mi>
                <msub>
                  <mi>D</mi>
                  <mi>i</mi>
                </msub>
              </mrow>
            </mrow>
            <mo stretchy="false">)</mo>
          </mrow>
          <mi mathvariant="normal">⋅</mi>
          <msup>
            <mrow>
              <mi stretchy="false" mathvariant="normal">[</mi>
              <mrow>
                <mfrac>
                  <mi>P</mi>
                  <mrow>
                    <mn>111</mn>
                    <mi mathvariant="normal">∗</mi>
                    <msub>
                      <mi>f</mi>
                      <mi>b</mi>
                    </msub>
                  </mrow>
                </mfrac>
                <mi mathvariant="normal">⋅</mi>
                <msup>
                  <mrow>
                    <mo stretchy="false">(</mo>
                    <mfrac>
                      <msub>
                        <mi>D</mi>
                        <mi>i</mi>
                      </msub>
                      <mi>r</mi>
                    </mfrac>
                    <mo stretchy="false">)</mo>
                  </mrow>
                  <mn>0,825</mn>
                </msup>
              </mrow>
              <mi stretchy="false" mathvariant="normal">]</mi>
            </mrow>
            <mfrac>
              <mn>1</mn>
              <mn>1,5</mn>
            </mfrac>
          </msup>
        </mrow>
      </mrow>
      <mi mathvariant="normal">=</mi>
      <mtext/>
    </mrow>
    <annotation encoding="StarMath 5.0">e_b=(0,75 cdot R + 0,2 cdot D_i) cdot[P over {111*f_b} cdot (D_i over r)^{0,825}]^{1 over 1,5}=% </annotation>
  </semantics>
</math>
</file>

<file path=Object 13/content.xml><?xml version="1.0" encoding="utf-8"?>
<math xmlns="http://www.w3.org/1998/Math/MathML">
  <semantics>
    <mrow>
      <mi>e</mi>
      <mi mathvariant="normal">=</mi>
      <mtext/>
    </mrow>
    <annotation encoding="StarMath 5.0">e=% </annotation>
  </semantics>
</math>
</file>

<file path=Object 14/content.xml><?xml version="1.0" encoding="utf-8"?>
<math xmlns="http://www.w3.org/1998/Math/MathML">
  <semantics>
    <mrow>
      <msub>
        <mi>D</mi>
        <mi>i</mi>
      </msub>
      <mi mathvariant="normal">=</mi>
      <mtext/>
    </mrow>
    <annotation encoding="StarMath 5.0">D_i=% </annotation>
  </semantics>
</math>
</file>

<file path=Object 15/content.xml><?xml version="1.0" encoding="utf-8"?>
<math xmlns="http://www.w3.org/1998/Math/MathML">
  <semantics>
    <mrow>
      <mrow>
        <msub>
          <mi>h</mi>
          <mi>i</mi>
        </msub>
        <mi mathvariant="normal">=</mi>
        <mrow>
          <mi>R</mi>
          <mi mathvariant="normal">−</mi>
          <msqrt>
            <mrow>
              <mrow>
                <mo stretchy="false">(</mo>
                <mrow>
                  <mi>R</mi>
                  <mi mathvariant="normal">−</mi>
                  <mfrac>
                    <msub>
                      <mi>D</mi>
                      <mi>i</mi>
                    </msub>
                    <mn>2</mn>
                  </mfrac>
                </mrow>
                <mo stretchy="false">)</mo>
              </mrow>
              <mi mathvariant="normal">⋅</mi>
              <mrow>
                <mo stretchy="false">(</mo>
                <mrow>
                  <mrow>
                    <mi>R</mi>
                    <mo stretchy="false">+</mo>
                    <mfrac>
                      <msub>
                        <mi>D</mi>
                        <mi>i</mi>
                      </msub>
                      <mn>2</mn>
                    </mfrac>
                  </mrow>
                  <mi mathvariant="normal">−</mi>
                  <mrow>
                    <mn>2</mn>
                    <mi mathvariant="normal">⋅</mi>
                    <mi>r</mi>
                  </mrow>
                </mrow>
                <mo stretchy="false">)</mo>
              </mrow>
            </mrow>
          </msqrt>
        </mrow>
      </mrow>
      <mi mathvariant="normal">=</mi>
      <mtext/>
    </mrow>
    <annotation encoding="StarMath 5.0">h_i=R-sqrt{(R-D_i over 2) cdot (R + D_i over 2-2 cdot r)}=% </annotation>
  </semantics>
</math>
</file>

<file path=Object 16/content.xml><?xml version="1.0" encoding="utf-8"?>
<math xmlns="http://www.w3.org/1998/Math/MathML">
  <semantics>
    <mrow>
      <mrow>
        <msub>
          <mi>P</mi>
          <mi>s</mi>
        </msub>
        <mi mathvariant="normal">=</mi>
        <mfrac>
          <mrow>
            <mrow>
              <mrow>
                <mn>2</mn>
                <mi mathvariant="normal">⋅</mi>
                <mi>f</mi>
              </mrow>
              <mi mathvariant="normal">⋅</mi>
              <mi>z</mi>
            </mrow>
            <mi mathvariant="normal">⋅</mi>
            <mi>e</mi>
          </mrow>
          <mrow>
            <mi>R</mi>
            <mo stretchy="false">+</mo>
            <mrow>
              <mn>0,5</mn>
              <mi mathvariant="normal">⋅</mi>
              <mi>e</mi>
            </mrow>
          </mrow>
        </mfrac>
      </mrow>
      <mi mathvariant="normal">=</mi>
      <mtext/>
    </mrow>
    <annotation encoding="StarMath 5.0">P_s={2 cdot f cdot z cdot e} over{R+0,5 cdot e}=% </annotation>
  </semantics>
</math>
</file>

<file path=Object 17/content.xml><?xml version="1.0" encoding="utf-8"?>
<math xmlns="http://www.w3.org/1998/Math/MathML">
  <semantics>
    <mrow>
      <mrow>
        <msub>
          <mi>P</mi>
          <mi>y</mi>
        </msub>
        <mi mathvariant="normal">=</mi>
        <mfrac>
          <mrow>
            <mi>f</mi>
            <mi mathvariant="normal">⋅</mi>
            <mi>e</mi>
          </mrow>
          <mrow>
            <mo stretchy="false">β</mo>
            <mi mathvariant="normal">⋅</mi>
            <mrow>
              <mo stretchy="false">(</mo>
              <mrow>
                <mrow>
                  <mn>0,75</mn>
                  <mi mathvariant="normal">⋅</mi>
                  <mi>R</mi>
                </mrow>
                <mo stretchy="false">+</mo>
                <mrow>
                  <mn>0,2</mn>
                  <mi mathvariant="normal">⋅</mi>
                  <msub>
                    <mi>D</mi>
                    <mi>i</mi>
                  </msub>
                </mrow>
              </mrow>
              <mo stretchy="false">)</mo>
            </mrow>
          </mrow>
        </mfrac>
      </mrow>
      <mi mathvariant="normal">=</mi>
      <mtext/>
    </mrow>
    <annotation encoding="StarMath 5.0">P_y={f cdot e} over {%beta cdot (0,75 cdot R + 0,2 cdot D_i)}=% </annotation>
  </semantics>
</math>
</file>

<file path=Object 18/content.xml><?xml version="1.0" encoding="utf-8"?>
<math xmlns="http://www.w3.org/1998/Math/MathML">
  <semantics>
    <mrow>
      <mrow>
        <msub>
          <mi>P</mi>
          <mi>b</mi>
        </msub>
        <mi mathvariant="normal">=</mi>
        <mrow>
          <mrow>
            <mrow>
              <mn>111</mn>
              <mi mathvariant="normal">⋅</mi>
              <msub>
                <mi>f</mi>
                <mi>b</mi>
              </msub>
            </mrow>
            <mi mathvariant="normal">⋅</mi>
            <msup>
              <mrow>
                <mo stretchy="false">(</mo>
                <mfrac>
                  <mi>e</mi>
                  <mrow>
                    <mrow>
                      <mn>0,75</mn>
                      <mi mathvariant="normal">⋅</mi>
                      <mi>R</mi>
                    </mrow>
                    <mo stretchy="false">+</mo>
                    <mrow>
                      <mn>0,2</mn>
                      <mi mathvariant="normal">⋅</mi>
                      <mi>D</mi>
                    </mrow>
                  </mrow>
                </mfrac>
                <mo stretchy="false">)</mo>
              </mrow>
              <mn>1,5</mn>
            </msup>
          </mrow>
          <mi mathvariant="normal">∗</mi>
          <msup>
            <mrow>
              <mo stretchy="false">(</mo>
              <mfrac>
                <mi>r</mi>
                <msub>
                  <mi>D</mi>
                  <mi>i</mi>
                </msub>
              </mfrac>
              <mo stretchy="false">)</mo>
            </mrow>
            <mn>0,825</mn>
          </msup>
        </mrow>
      </mrow>
      <mi mathvariant="normal">=</mi>
      <mtext/>
    </mrow>
    <annotation encoding="StarMath 5.0">P_b=111 cdot f_b cdot (e over{0,75 cdot R + 0,2 cdot D})^{1,5}*(r over D_i)^{0,825}=% </annotation>
  </semantics>
</math>
</file>

<file path=Object 19/content.xml><?xml version="1.0" encoding="utf-8"?>
<math xmlns="http://www.w3.org/1998/Math/MathML">
  <semantics>
    <mrow>
      <msub>
        <mi>P</mi>
        <mi mathvariant="italic">máx</mi>
      </msub>
      <mi mathvariant="normal">=</mi>
      <mtext/>
    </mrow>
    <annotation encoding="StarMath 5.0">P_{máx}=% </annotation>
  </semantics>
</math>
</file>

<file path=Object 2/content.xml><?xml version="1.0" encoding="utf-8"?>
<math xmlns="http://www.w3.org/1998/Math/MathML">
  <semantics>
    <mrow>
      <mi>R</mi>
      <mi mathvariant="normal">=</mi>
      <mtext/>
    </mrow>
    <annotation encoding="StarMath 5.0">R=% </annotation>
  </semantics>
</math>
</file>

<file path=Object 3/content.xml><?xml version="1.0" encoding="utf-8"?>
<math xmlns="http://www.w3.org/1998/Math/MathML">
  <semantics>
    <mrow>
      <mi>r</mi>
      <mi mathvariant="normal">=</mi>
      <mtext/>
    </mrow>
    <annotation encoding="StarMath 5.0">r=% </annotation>
  </semantics>
</math>
</file>

<file path=Object 4/content.xml><?xml version="1.0" encoding="utf-8"?>
<math xmlns="http://www.w3.org/1998/Math/MathML">
  <semantics>
    <mrow>
      <msub>
        <mi>R</mi>
        <mrow>
          <mo stretchy="false">ρ</mo>
          <mrow>
            <mn>0,2</mn>
            <mi mathvariant="normal">/</mi>
            <mi>t</mi>
          </mrow>
        </mrow>
      </msub>
      <mi mathvariant="normal">=</mi>
      <mtext/>
    </mrow>
    <annotation encoding="StarMath 5.0">R_{%rho 0,2/t}=% </annotation>
  </semantics>
</math>
</file>

<file path=Object 5/content.xml><?xml version="1.0" encoding="utf-8"?>
<math xmlns="http://www.w3.org/1998/Math/MathML">
  <semantics>
    <mrow>
      <msub>
        <mi>R</mi>
        <mrow>
          <mi>m</mi>
          <mi mathvariant="normal">/</mi>
          <mn>20</mn>
        </mrow>
      </msub>
      <mi mathvariant="normal">=</mi>
      <mtext/>
    </mrow>
    <annotation encoding="StarMath 5.0">R_{m/20}=% </annotation>
  </semantics>
</math>
</file>

<file path=Object 6/content.xml><?xml version="1.0" encoding="utf-8"?>
<math xmlns="http://www.w3.org/1998/Math/MathML">
  <semantics>
    <mrow>
      <mi>z</mi>
      <mi mathvariant="normal">=</mi>
      <mtext/>
    </mrow>
    <annotation encoding="StarMath 5.0">z=% </annotation>
  </semantics>
</math>
</file>

<file path=Object 7/content.xml><?xml version="1.0" encoding="utf-8"?>
<math xmlns="http://www.w3.org/1998/Math/MathML">
  <semantics>
    <mrow>
      <mrow>
        <msub>
          <mi>f</mi>
          <mi>d</mi>
        </msub>
        <mi mathvariant="normal">=</mi>
        <mi mathvariant="italic">minimo</mi>
      </mrow>
      <mrow>
        <mrow>
          <mo stretchy="false">(</mo>
          <mrow>
            <mfrac>
              <msub>
                <mi>R</mi>
                <mrow>
                  <mi mathvariant="italic">p0</mi>
                  <mrow>
                    <mn>,2</mn>
                    <mi mathvariant="normal">/</mi>
                    <mi>t</mi>
                  </mrow>
                </mrow>
              </msub>
              <mn>1,5</mn>
            </mfrac>
            <mi>;</mi>
            <mfrac>
              <msub>
                <mi>R</mi>
                <mrow>
                  <mi>m</mi>
                  <mi mathvariant="normal">/</mi>
                  <mn>20</mn>
                </mrow>
              </msub>
              <mn>2,4</mn>
            </mfrac>
          </mrow>
          <mo stretchy="false">)</mo>
        </mrow>
        <mi mathvariant="normal">=</mi>
        <mtext/>
      </mrow>
    </mrow>
    <annotation encoding="StarMath 5.0">f_d=minimo(R_{p0,2/t} over 1,5;R_{m/20} over 2,4)=% </annotation>
  </semantics>
</math>
</file>

<file path=Object 8/content.xml><?xml version="1.0" encoding="utf-8"?>
<math xmlns="http://www.w3.org/1998/Math/MathML">
  <semantics>
    <mrow>
      <mrow>
        <msub>
          <mi>e</mi>
          <mi>s</mi>
        </msub>
        <mi mathvariant="normal">=</mi>
        <mfrac>
          <mrow>
            <mi>P</mi>
            <mi mathvariant="normal">⋅</mi>
            <mi>R</mi>
          </mrow>
          <mrow>
            <mrow>
              <mrow>
                <mn>2</mn>
                <mi mathvariant="normal">⋅</mi>
                <mi>f</mi>
              </mrow>
              <mi mathvariant="normal">⋅</mi>
              <mi>z</mi>
            </mrow>
            <mi mathvariant="normal">−</mi>
            <mrow>
              <mn>0,5</mn>
              <mi mathvariant="normal">⋅</mi>
              <mi>P</mi>
            </mrow>
          </mrow>
        </mfrac>
      </mrow>
      <mi mathvariant="normal">=</mi>
      <mtext/>
    </mrow>
    <annotation encoding="StarMath 5.0">e_s={P cdot R} over {2 cdot f cdot z - 0,5 cdot P}=% </annotation>
  </semantics>
</math>
</file>

<file path=Object 9/content.xml><?xml version="1.0" encoding="utf-8"?>
<math xmlns="http://www.w3.org/1998/Math/MathML">
  <semantics>
    <mrow>
      <mo stretchy="false">β</mo>
      <mi mathvariant="normal">=</mi>
      <mtext/>
    </mrow>
    <annotation encoding="StarMath 5.0">%beta=% </annotation>
  </semantics>
</math>
</file>